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4" draw:layer="layout" svg:width="2.212cm" svg:height="0.683cm" draw:transform="rotate (1.5707963267949) translate (4.445cm 6.428cm)">
          <draw:text-box>
            <text:p text:style-name="P2"><text:span text:style-name="T3">shmem1d</text:span></text:p>
          </draw:text-box>
        </draw:frame>
        <draw:frame draw:style-name="gr2" draw:text-style-name="P4" draw:layer="layout" svg:width="3.207cm" svg:height="0.683cm" draw:transform="rotate (1.5707963267949) translate (5.537cm 6.433cm)">
          <draw:text-box>
            <text:p text:style-name="P2"><text:span text:style-name="T3">shmem1dreg1d</text:span></text:p>
          </draw:text-box>
        </draw:frame>
        <draw:frame draw:style-name="gr2" draw:text-style-name="P4" draw:layer="layout" svg:width="4.028cm" svg:height="0.683cm" draw:transform="rotate (1.5707963267949) translate (6.604cm 6.416cm)">
          <draw:text-box>
            <text:p text:style-name="P2"><text:span text:style-name="T3">shmem1dreg1dvec2</text:span></text:p>
          </draw:text-box>
        </draw:frame>
        <draw:frame draw:style-name="gr2" draw:text-style-name="P4" draw:layer="layout" svg:width="3.034cm" svg:height="0.683cm" draw:transform="rotate (1.5707963267949) translate (7.671cm 6.412cm)">
          <draw:text-box>
            <text:p text:style-name="P2"><text:span text:style-name="T3">shmem1dvec2</text:span></text:p>
          </draw:text-box>
        </draw:frame>
        <draw:frame draw:style-name="gr2" draw:text-style-name="P4" draw:layer="layout" svg:width="2.212cm" svg:height="0.683cm" draw:transform="rotate (1.5707963267949) translate (8.763cm 6.428cm)">
          <draw:text-box>
            <text:p text:style-name="P2"><text:span text:style-name="T3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7:53</dc:date>
    <dc:creator>Marcus Mae</dc:creator>
    <meta:editing-duration>PT14M35S</meta:editing-duration>
    <meta:editing-cycles>7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0" style:family="chart">
      <style:chart-properties chart:solid-type="cuboid"/>
      <style:graphic-properties draw:opacity="20%" draw:opacity-name="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/>
            <chart:data-point chart:style-name="ch10"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